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6" svg:font-family="Consolas"/>
    <style:font-face style:name="Consolas8" svg:font-family="Consolas" style:font-family-generic="modern"/>
    <style:font-face style:name="Arial10" svg:font-family="Arial" style:font-family-generic="swiss"/>
    <style:font-face style:name="Consolas5" svg:font-family="Consolas" style:font-family-generic="swiss"/>
    <style:font-face style:name="Consolas7" svg:font-family="Consolas" style:font-family-generic="modern" style:font-pitch="fixed"/>
    <style:font-face style:name="Consolas2" svg:font-family="Consolas" style:font-adornments="Bold" style:font-family-generic="modern" style:font-pitch="fixed"/>
    <style:font-face style:name="Arial2" svg:font-family="Arial" style:font-adornments="Bold" style:font-family-generic="swiss" style:font-pitch="fixed"/>
    <style:font-face style:name="Consolas" svg:font-family="Consolas" style:font-adornments="Bold" style:font-family-generic="swiss" style:font-pitch="fixed"/>
    <style:font-face style:name="Consolas3" svg:font-family="Consolas" style:font-adornments="Bold" style:font-family-generic="modern" style:font-pitch="variable"/>
    <style:font-face style:name="Arial3" svg:font-family="Arial" style:font-family-generic="roman" style:font-pitch="variable"/>
    <style:font-face style:name="Arial5" svg:font-family="Arial" style:font-adornments="Fett" style:font-family-generic="roman" style:font-pitch="variable"/>
    <style:font-face style:name="Arial6" svg:font-family="Arial" style:font-adornments="Kursiv" style:font-family-generic="roman" style:font-pitch="variable"/>
    <style:font-face style:name="Arial4" svg:font-family="Arial" style:font-adornments="Regular" style:font-family-generic="roman" style:font-pitch="variable"/>
    <style:font-face style:name="Consolas1" svg:font-family="Consolas" style:font-family-generic="roman" style:font-pitch="variable"/>
    <style:font-face style:name="Consolas4" svg:font-family="Consolas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8" svg:font-family="Arial" style:font-adornments="Fett" style:font-family-generic="swiss" style:font-pitch="variable"/>
    <style:font-face style:name="Arial9" svg:font-family="Arial" style:font-adornments="Kursiv" style:font-family-generic="swiss" style:font-pitch="variable"/>
    <style:font-face style:name="Arial7" svg:font-family="Arial" style:font-adornments="Regular" style:font-family-generic="swiss" style:font-pitch="variable"/>
    <style:font-face style:name="Arial1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="none" draw:textarea-horizontal-align="justify" draw:textarea-vertical-align="middle" draw:auto-grow-height="false" fo:min-height="6.719cm" fo:min-width="16.874cm"/>
    </style:style>
    <style:style style:name="gr2" style:family="graphic" style:parent-style-name="standard">
      <style:graphic-properties svg:stroke-color="#000080" draw:fill="solid" draw:fill-color="#98fb98" draw:textarea-horizontal-align="justify" draw:textarea-vertical-align="middle" draw:auto-grow-height="false" fo:min-height="1.087cm" fo:min-width="3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91cm"/>
      <style:paragraph-properties style:writing-mode="lr-tb"/>
    </style:style>
    <style:style style:name="gr4" style:family="graphic" style:parent-style-name="standard">
      <style:graphic-properties svg:stroke-color="#000080" draw:fill="solid" draw:fill-color="#98fb98" draw:textarea-horizontal-align="justify" draw:textarea-vertical-align="middle" draw:auto-grow-height="false" fo:min-height="1.452cm" fo:min-width="3.59cm"/>
      <style:paragraph-properties style:writing-mode="lr-tb"/>
    </style:style>
    <style:style style:name="gr5" style:family="graphic" style:parent-style-name="standard">
      <style:graphic-properties svg:stroke-color="#000080" draw:fill="solid" draw:fill-color="#c0f8ff" draw:textarea-horizontal-align="justify" draw:textarea-vertical-align="middle" draw:auto-grow-height="false" fo:min-height="1.392cm" fo:min-width="3.59cm"/>
      <style:paragraph-properties style:writing-mode="lr-tb"/>
    </style:style>
    <style:style style:name="gr6" style:family="graphic" style:parent-style-name="standard">
      <style:graphic-properties svg:stroke-color="#000080" draw:fill="solid" draw:fill-color="#fafad2" draw:textarea-horizontal-align="justify" draw:textarea-vertical-align="middle" draw:auto-grow-height="false" fo:min-height="1.655cm" fo:min-width="3.59cm"/>
      <style:paragraph-properties style:writing-mode="lr-tb"/>
    </style:style>
    <style:style style:name="gr7" style:family="graphic" style:parent-style-name="standard">
      <style:graphic-properties svg:stroke-color="#000080" draw:fill="solid" draw:fill-color="#98fb98" draw:textarea-horizontal-align="justify" draw:textarea-vertical-align="middle" draw:auto-grow-height="false" fo:min-height="1.782cm" fo:min-width="3.85cm"/>
      <style:paragraph-properties style:writing-mode="lr-tb"/>
    </style:style>
    <style:style style:name="gr8" style:family="graphic" style:parent-style-name="standard">
      <style:graphic-properties svg:stroke-color="#000080" draw:fill="solid" draw:fill-color="#c0f8ff" draw:textarea-horizontal-align="justify" draw:textarea-vertical-align="middle" draw:auto-grow-height="false" fo:min-height="1.087cm" fo:min-width="3.85cm"/>
      <style:paragraph-properties style:writing-mode="lr-tb"/>
    </style:style>
    <style:style style:name="gr9" style:family="graphic" style:parent-style-name="standard">
      <style:graphic-properties svg:stroke-color="#000080" draw:fill="gradient" draw:fill-color="#87ceeb" draw:fill-gradient-name="Gradient_20_2" draw:gradient-step-count="64" draw:textarea-horizontal-align="justify" draw:textarea-vertical-align="middle" draw:auto-grow-height="false" fo:min-height="1.655cm" fo:min-width="4.098cm"/>
      <style:paragraph-properties style:writing-mode="lr-tb"/>
    </style:style>
    <style:style style:name="gr10" style:family="graphic" style:parent-style-name="standard" style:list-style-name="L1">
      <style:graphic-properties svg:stroke-color="#000080" draw:fill="gradient" draw:fill-color="#87ceeb" draw:fill-gradient-name="Gradient_20_2" draw:gradient-step-count="64" draw:textarea-horizontal-align="justify" draw:textarea-vertical-align="middle" draw:auto-grow-height="false" fo:min-height="1.122cm" fo:min-width="4.098cm"/>
      <style:paragraph-properties style:writing-mode="lr-tb"/>
    </style:style>
    <style:style style:name="gr11" style:family="graphic" style:parent-style-name="standard">
      <style:graphic-properties svg:stroke-color="#000080" draw:fill="solid" draw:fill-color="#fafad2" draw:textarea-horizontal-align="justify" draw:textarea-vertical-align="middle" draw:auto-grow-height="false" fo:min-height="1.01cm" fo:min-width="3.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/>
      <style:text-properties fo:color="#000000" style:font-name="Consolas6" fo:font-size="11pt" style:font-name-asian="Consolas6" style:font-size-asian="11pt" style:font-name-complex="Consolas6" style:font-size-complex="11pt"/>
    </style:style>
    <style:style style:name="P3" style:family="paragraph">
      <loext:graphic-properties draw:fill="solid" draw:fill-color="#98fb98"/>
      <style:paragraph-properties fo:text-align="center" style:text-autospace="none" style:writing-mode="lr-tb"/>
      <style:text-properties fo:color="#000000" style:font-name="Consolas6" fo:font-size="11pt" style:font-name-asian="Consolas6" style:font-size-asian="11pt" style:font-name-complex="Consolas6" style:font-size-complex="11pt"/>
    </style:style>
    <style:style style:name="P4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style:text-autospace="none"/>
      <style:text-properties fo:color="#000000" style:font-name="Arial" fo:font-size="11pt" style:font-name-asian="Consolas6" style:font-size-asian="11pt" style:font-name-complex="Consolas6" style:font-size-complex="11pt"/>
    </style:style>
    <style:style style:name="P6" style:family="paragraph">
      <style:paragraph-properties fo:margin-left="0cm" fo:margin-right="0cm" fo:margin-top="0cm" fo:margin-bottom="0cm" fo:line-height="100%" fo:text-indent="0cm" style:text-autospace="none"/>
      <style:text-properties fo:color="#000000" style:font-name="Arial" fo:font-size="11pt" style:font-name-asian="Consolas6" style:font-size-asian="11pt" style:font-name-complex="Consolas6" style:font-size-complex="11pt"/>
    </style:style>
    <style:style style:name="P7" style:family="paragraph">
      <loext:graphic-properties draw:fill="solid" draw:fill-color="#98fb98"/>
      <style:paragraph-properties fo:text-align="center" style:text-autospace="none" style:writing-mode="lr-tb"/>
      <style:text-properties fo:color="#000000" style:font-name="Arial" fo:font-size="11pt" style:font-name-asian="Consolas6" style:font-size-asian="11pt" style:font-name-complex="Consolas6" style:font-size-complex="11pt"/>
    </style:style>
    <style:style style:name="P8" style:family="paragraph">
      <style:paragraph-properties fo:margin-left="0cm" fo:margin-right="0cm" fo:margin-top="0cm" fo:margin-bottom="0cm" fo:line-height="100%" fo:text-indent="0cm" style:text-autospace="none"/>
      <style:text-properties fo:color="#000000" style:font-name="Consolas6" fo:font-size="11pt" style:font-name-asian="Consolas6" style:font-size-asian="11pt" style:font-name-complex="Consolas6" style:font-size-complex="11pt"/>
    </style:style>
    <style:style style:name="P9" style:family="paragraph">
      <loext:graphic-properties draw:fill="solid" draw:fill-color="#c0f8ff"/>
      <style:paragraph-properties fo:text-align="center" style:text-autospace="none" style:writing-mode="lr-tb"/>
      <style:text-properties fo:color="#000000" style:font-name="Consolas6" fo:font-size="11pt" style:font-name-asian="Consolas6" style:font-size-asian="11pt" style:font-name-complex="Consolas6" style:font-size-complex="11pt"/>
    </style:style>
    <style:style style:name="P10" style:family="paragraph">
      <loext:graphic-properties draw:fill="solid" draw:fill-color="#fafad2"/>
      <style:paragraph-properties fo:text-align="center" style:text-autospace="none" style:writing-mode="lr-tb"/>
      <style:text-properties fo:color="#000000" style:font-name="Consolas6" fo:font-size="11pt" style:font-name-asian="Consolas6" style:font-size-asian="11pt" style:font-name-complex="Consolas6" style:font-size-complex="11pt"/>
    </style:style>
    <style:style style:name="P11" style:family="paragraph">
      <loext:graphic-properties draw:fill="gradient" draw:fill-color="#87ceeb" draw:fill-gradient-name="Gradient_20_2" draw:gradient-step-count="64"/>
      <style:paragraph-properties fo:text-align="center" style:text-autospace="none" style:writing-mode="lr-tb"/>
      <style:text-properties fo:color="#000000" style:font-name="Consolas6" fo:font-size="11pt" style:font-name-asian="Consolas6" style:font-size-asian="11pt" style:font-name-complex="Consolas6" style:font-size-complex="11pt"/>
    </style:style>
    <style:style style:name="P12" style:family="paragraph">
      <loext:graphic-properties draw:fill="gradient" draw:fill-color="#87ceeb" draw:fill-gradient-name="Gradient_20_2" draw:gradient-step-count="6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Consolas6" fo:font-size="11pt" style:font-name-asian="Consolas6" style:font-size-asian="11pt" style:font-name-complex="Consolas6" style:font-size-complex="11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onsolas7" fo:font-size="12pt" fo:font-style="normal" fo:text-shadow="none" style:text-underline-style="none" fo:font-weight="bold" style:letter-kerning="true" style:font-name-asian="Consolas6" style:font-size-asian="12pt" style:font-style-asian="normal" style:font-weight-asian="bold" style:font-name-complex="Consolas6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Consolas6" style:font-size-asian="12pt" style:font-style-asian="italic" style:font-weight-asian="normal" style:font-name-complex="Consolas6" style:font-size-complex="1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Arial" fo:font-size="11pt" fo:font-style="italic" fo:text-shadow="none" style:text-underline-style="none" fo:font-weight="normal" style:letter-kerning="true" style:font-name-asian="Consolas6" style:font-size-asian="11pt" style:font-style-asian="italic" style:font-weight-asian="normal" style:font-name-complex="Consolas6" style:font-size-complex="11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Consolas6" style:font-size-asian="14pt" style:font-style-asian="normal" style:font-weight-asian="normal" style:font-name-complex="Consolas6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onsolas6" fo:font-size="12pt" fo:font-style="normal" fo:text-shadow="none" style:text-underline-style="none" fo:font-weight="bold" style:letter-kerning="true" style:font-name-asian="Consolas6" style:font-size-asian="12pt" style:font-style-asian="normal" style:font-weight-asian="bold" style:font-name-complex="Consolas6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onsolas6" fo:font-size="11pt" fo:font-style="normal" fo:text-shadow="none" style:text-underline-style="none" fo:font-weight="normal" style:letter-kerning="true" style:font-name-asian="Consolas6" style:font-size-asian="11pt" style:font-style-asian="normal" style:font-weight-asian="normal" style:font-name-complex="Consolas6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6" fo:font-size="11pt" fo:font-style="italic" fo:text-shadow="none" style:text-underline-style="none" fo:font-weight="normal" style:letter-kerning="true" style:font-name-asian="Consolas6" style:font-size-asian="11pt" style:font-style-asian="italic" style:font-weight-asian="normal" style:font-name-complex="Consolas6" style:font-size-complex="1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74cm" svg:height="6.969cm" svg:x="1.66cm" svg:y="1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5cm" svg:height="1.337cm" svg:x="16.24cm" svg:y="5.826cm">
          <text:p text:style-name="P2"><text:span text:style-name="T1">OutTextPreparer</text:span></text:p>
          <text:p text:style-name="P2"><text:span text:style-name="T2">Text output form Java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434cm" svg:height="0.839cm" svg:x="0.896cm" svg:y="0.995cm">
          <draw:text-box>
            <text:p><text:span text:style-name="T3">Reading / analyzing files</text:span></text:p>
          </draw:text-box>
        </draw:frame>
        <draw:frame draw:style-name="gr3" draw:text-style-name="P4" draw:layer="layout" svg:width="5.447cm" svg:height="0.839cm" svg:x="15.351cm" svg:y="0.977cm">
          <draw:text-box>
            <text:p><text:span text:style-name="T3">Writing / generating files</text:span></text:p>
          </draw:text-box>
        </draw:frame>
        <draw:custom-shape draw:style-name="gr4" draw:text-style-name="P7" draw:layer="layout" svg:width="4.09cm" svg:height="1.702cm" svg:x="1.082cm" svg:y="3.616cm">
          <text:p text:style-name="P5"><text:span text:style-name="T1">ZbnfParser</text:span></text:p>
          <text:p text:style-name="P6"><text:span text:style-name="T4">syntactical text f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09cm" svg:height="1.642cm" svg:x="0.981cm" svg:y="7.74cm">
          <text:p text:style-name="P2"><text:span text:style-name="T1">XmlJzReader</text:span></text:p>
          <text:p text:style-name="P8"><text:span text:style-name="T4">XML file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09cm" svg:height="1.905cm" svg:x="5.299cm" svg:y="5.191cm">
          <text:p text:style-name="P2"><text:span text:style-name="T1">CheaderParser</text:span><text:span text:style-name="T5"><text:line-break/></text:span><text:span text:style-name="T4">Preparing data</text:span><text:span text:style-name="T4"><text:line-break/></text:span><text:span text:style-name="T4">from C/++ Header /</text:span></text:p>
          <text:p text:style-name="P2"><text:span text:style-name="T4">Reflections in C/++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91cm" svg:height="0.839cm" svg:x="0.963cm" svg:y="2.146cm">
          <draw:text-box>
            <text:p><text:span text:style-name="T3">Basics</text:span></text:p>
          </draw:text-box>
        </draw:frame>
        <draw:frame draw:style-name="gr3" draw:text-style-name="P4" draw:layer="layout" svg:width="3.046cm" svg:height="0.839cm" svg:x="5.364cm" svg:y="2.347cm">
          <draw:text-box>
            <text:p><text:span text:style-name="T3">Applications</text:span></text:p>
          </draw:text-box>
        </draw:frame>
        <draw:frame draw:style-name="gr3" draw:text-style-name="P4" draw:layer="layout" svg:width="2.491cm" svg:height="0.839cm" svg:x="16.04cm" svg:y="2.066cm">
          <draw:text-box>
            <text:p><text:span text:style-name="T3">Basics</text:span></text:p>
          </draw:text-box>
        </draw:frame>
        <draw:custom-shape draw:style-name="gr7" draw:text-style-name="P7" draw:layer="layout" svg:width="4.35cm" svg:height="2.032cm" svg:x="16.24cm" svg:y="3.54cm">
          <text:p text:style-name="P5"><text:span text:style-name="T1">JZtxtcmd</text:span></text:p>
          <text:p text:style-name="P6"><text:span text:style-name="T4">Preparing texts</text:span><text:span text:style-name="T4"><text:line-break/></text:span><text:span text:style-name="T4">from Java data /</text:span></text:p>
          <text:p text:style-name="P6"><text:span text:style-name="T4">Invoke Java oper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5cm" svg:height="1.337cm" svg:x="16.24cm" svg:y="7.964cm">
          <text:p text:style-name="P2"><text:span text:style-name="T6">SimpleXmlOutputt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598cm" svg:height="1.905cm" svg:x="10.499cm" svg:y="3.413cm">
          <text:p text:style-name="P2"><text:span text:style-name="T5">GenSfn</text:span><text:span text:style-name="T7"><text:line-break/></text:span><text:span text:style-name="T4">Parsing Cheader</text:span><text:span text:style-name="T4"><text:line-break/></text:span><text:span text:style-name="T4">Generating Wrapper</text:span><text:span text:style-name="T4"><text:line-break/></text:span><text:span text:style-name="T4">for Simulink S-Functi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598cm" svg:height="1.372cm" svg:x="9.864cm" svg:y="5.724cm">
          <text:p text:style-name="P8"><text:span text:style-name="T1">GenSmlk2FBcl</text:span><text:span text:style-name="T7"> </text:span><text:span text:style-name="T7"><text:line-break/></text:span><text:span text:style-name="T8">Reading simulink </text:span><text:span text:style-name="T8"><text:line-break/></text:span><text:span text:style-name="T8">Writing FBc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09cm" svg:height="1.26cm" svg:x="7.731cm" svg:y="1.01cm">
          <text:p text:style-name="P2"><text:span text:style-name="T4">General</text:span></text:p>
          <text:p text:style-name="P2"><text:span text:style-name="T4">Reading / Writing</text:span><text:span text:style-name="T4"><text:line-break/></text:span><text:span text:style-name="T4">Translation File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6" svg:font-family="Consolas"/>
    <style:font-face style:name="Consolas8" svg:font-family="Consolas" style:font-family-generic="modern"/>
    <style:font-face style:name="Arial10" svg:font-family="Arial" style:font-family-generic="swiss"/>
    <style:font-face style:name="Consolas5" svg:font-family="Consolas" style:font-family-generic="swiss"/>
    <style:font-face style:name="Consolas7" svg:font-family="Consolas" style:font-family-generic="modern" style:font-pitch="fixed"/>
    <style:font-face style:name="Consolas2" svg:font-family="Consolas" style:font-adornments="Bold" style:font-family-generic="modern" style:font-pitch="fixed"/>
    <style:font-face style:name="Arial2" svg:font-family="Arial" style:font-adornments="Bold" style:font-family-generic="swiss" style:font-pitch="fixed"/>
    <style:font-face style:name="Consolas" svg:font-family="Consolas" style:font-adornments="Bold" style:font-family-generic="swiss" style:font-pitch="fixed"/>
    <style:font-face style:name="Consolas3" svg:font-family="Consolas" style:font-adornments="Bold" style:font-family-generic="modern" style:font-pitch="variable"/>
    <style:font-face style:name="Arial3" svg:font-family="Arial" style:font-family-generic="roman" style:font-pitch="variable"/>
    <style:font-face style:name="Arial5" svg:font-family="Arial" style:font-adornments="Fett" style:font-family-generic="roman" style:font-pitch="variable"/>
    <style:font-face style:name="Arial6" svg:font-family="Arial" style:font-adornments="Kursiv" style:font-family-generic="roman" style:font-pitch="variable"/>
    <style:font-face style:name="Arial4" svg:font-family="Arial" style:font-adornments="Regular" style:font-family-generic="roman" style:font-pitch="variable"/>
    <style:font-face style:name="Consolas1" svg:font-family="Consolas" style:font-family-generic="roman" style:font-pitch="variable"/>
    <style:font-face style:name="Consolas4" svg:font-family="Consolas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8" svg:font-family="Arial" style:font-adornments="Fett" style:font-family-generic="swiss" style:font-pitch="variable"/>
    <style:font-face style:name="Arial9" svg:font-family="Arial" style:font-adornments="Kursiv" style:font-family-generic="swiss" style:font-pitch="variable"/>
    <style:font-face style:name="Arial7" svg:font-family="Arial" style:font-adornments="Regular" style:font-family-generic="swiss" style:font-pitch="variable"/>
    <style:font-face style:name="Arial1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8ac4f5" draw:end-color="#ffbeb3" draw:start-intensity="100%" draw:end-intensity="100%" draw:angle="14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7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argetCode" style:family="graphic" style:parent-style-name="Filled">
      <style:graphic-properties draw:fill="solid" draw:fill-color="#ffdffd"/>
      <style:text-properties style:font-name="Consolas2" fo:font-family="Consolas" style:font-style-name="Bold" style:font-family-generic="modern" style:font-pitch="fixed" fo:font-size="10pt"/>
    </style:style>
    <style:style style:name="Explain" style:family="graphic" style:parent-style-name="A4">
      <style:graphic-properties draw:stroke="none" draw:shadow-color="#000000"/>
      <style:paragraph-properties>
        <style:tab-stops/>
      </style:paragraph-properties>
      <style:text-properties style:font-name="Arial9" fo:font-family="Arial" style:font-style-name="Kursiv" style:font-family-generic="swiss" style:font-pitch="variable" fo:font-size="12pt" fo:font-style="italic"/>
    </style:style>
    <style:style style:name="CpSrc" style:family="graphic" style:parent-style-name="Filled">
      <style:graphic-properties draw:fill="solid" draw:fill-color="#c4fee7"/>
      <style:text-properties style:font-name="Arial7" fo:font-family="Arial" style:font-style-name="Regular" style:font-family-generic="swiss" style:font-pitch="variable" fo:font-weight="normal"/>
    </style:style>
    <style:style style:name="Topic" style:family="graphic" style:parent-style-name="A4">
      <style:graphic-properties draw:stroke="none"/>
      <style:text-properties style:font-name="Arial8" fo:font-family="Arial" style:font-style-name="Fett" style:font-family-generic="swiss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9T13:18:20.416000000</meta:creation-date>
    <meta:generator>LibreOffice/6.4.5.2$Windows_X86_64 LibreOffice_project/a726b36747cf2001e06b58ad5db1aa3a9a1872d6</meta:generator>
    <dc:date>2021-09-26T22:58:01.321000000</dc:date>
    <meta:editing-duration>P1DT6H5M</meta:editing-duration>
    <meta:editing-cycles>11</meta:editing-cycles>
    <meta:document-statistic meta:object-count="15"/>
  </office:meta>
</office:document-meta>
</file>